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F0000022C98B7F2ACE12FED87.png" manifest:media-type="image/png"/>
  <manifest:file-entry manifest:full-path="Pictures/100000010000011F0000022C1AADD47B29B45261.png" manifest:media-type="image/png"/>
  <manifest:file-entry manifest:full-path="Pictures/100000010000011F0000022CC71AB28033FB6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6d4" officeooo:paragraph-rsid="000d56d4"/>
    </style:style>
    <style:style style:name="P2" style:family="paragraph" style:parent-style-name="Standard">
      <style:text-properties officeooo:rsid="0010a719" officeooo:paragraph-rsid="0010a719"/>
    </style:style>
    <style:style style:name="P3" style:family="paragraph" style:parent-style-name="Standard">
      <style:text-properties officeooo:paragraph-rsid="0010a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<draw:frame draw:style-name="fr1" draw:name="Image1" text:anchor-type="char" svg:x="-0.5866in" svg:y="0.1398in" svg:width="2.4925in" svg:height="4.828in" draw:z-index="0"><draw:image xlink:href="Pictures/100000010000011F0000022CC71AB28033FB66D4.png" xlink:type="simple" xlink:show="embed" xlink:actuate="onLoad" draw:mime-type="image/png"/></draw:frame><draw:frame draw:style-name="fr1" draw:name="Image3" text:anchor-type="char" svg:x="4.9256in" svg:y="0.1811in" svg:width="2.5008in" svg:height="4.8445in" draw:z-index="2"><draw:image xlink:href="Pictures/100000010000011F0000022C1AADD47B29B45261.png" xlink:type="simple" xlink:show="embed" xlink:actuate="onLoad" draw:mime-type="image/png"/></draw:frame></text:p>
      <text:p text:style-name="P1"><draw:frame draw:style-name="fr1" draw:name="Image2" text:anchor-type="char" svg:x="2.0874in" svg:y="0.0083in" svg:width="2.4854in" svg:height="4.8154in" draw:z-index="1"><draw:image xlink:href="Pictures/100000010000011F0000022C98B7F2ACE12FED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roblem 2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00:44:22.817941846</meta:creation-date>
    <dc:date>2022-11-06T00:49:36.407294870</dc:date>
    <meta:editing-duration>PT5M13S</meta:editing-duration>
    <meta:editing-cycles>3</meta:editing-cycles>
    <meta:generator>LibreOffice/7.3.6.2$Linux_X86_64 LibreOffice_project/30$Build-2</meta:generator>
    <meta:document-statistic meta:table-count="0" meta:image-count="3" meta:object-count="0" meta:page-count="2" meta:paragraph-count="3" meta:word-count="4" meta:character-count="20" meta:non-whitespace-character-count="16"/>
  </office:meta>
</office:document-meta>
</file>